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135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41cm" svg:height="2.385cm" svg:x="5.603cm" svg:y="13.787cm">
          <draw:text-box>
            <text:p># This program prints Hello, world!</text:p>
            <text:p/>
            <text:p>print('Hello, world!'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6T10:37:43.802473112</meta:creation-date>
    <dc:date>2024-09-26T10:37:59.133986941</dc:date>
    <meta:editing-duration>PT15S</meta:editing-duration>
    <meta:editing-cycles>1</meta:editing-cycles>
    <meta:document-statistic meta:object-count="1"/>
    <meta:generator>LibreOffice/7.3.7.2$Linux_X86_64 LibreOffice_project/30$Build-2</meta:generator>
  </office:meta>
</office:document-meta>
</file>